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2pt" style:font-size-asian="22pt" style:font-size-complex="22pt"/>
    </style:style>
    <style:style style:name="ce3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FBFBF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19"/>
    <style:style style:name="ce7" style:family="table-cell" style:parent-style-name="Currency" style:data-style-name="N34"/>
    <style:style style:name="ce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9" style:family="table-cell" style:parent-style-name="Default" style:data-style-name="N34">
      <style:table-cell-properties fo:border-top="none" fo:border-bottom="thin double #000000" fo:border-left="none" fo:border-right="none"/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6.58812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his is an invoice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4">
            <text:p>Year</text:p>
          </table:table-cell>
          <table:table-cell office:value-type="float" office:value="2018" table:style-name="ce3">
            <text:p>2018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voiceNo</text:p>
          </table:table-cell>
          <table:table-cell office:value-type="float" office:value="200500" table:style-name="ce3">
            <text:p>200500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Invoice Items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office:value-type="date" office:date-value="2018-11-05T00:00:00" table:formula="of:=TODAY()" table:style-name="ce6">
            <text:p>05/11/2018</text:p>
          </table:table-cell>
          <table:table-cell office:value-type="currency" office:value="52312" table:style-name="ce7">
            <text:p><text:s/>52.312,00 kr.<text:s/></text:p>
          </table:table-cell>
          <table:table-cell table:number-columns-repeated="16382"/>
        </table:table-row>
        <table:table-row table:style-name="ro2">
          <table:table-cell table:style-name="ce1"/>
          <table:table-cell table:style-name="ce7"/>
          <table:table-cell table:number-columns-repeated="16382"/>
        </table:table-row>
        <table:table-row table:style-name="ro3">
          <table:table-cell office:value-type="string" table:style-name="ce8">
            <text:p>Sum</text:p>
          </table:table-cell>
          <table:table-cell office:value-type="currency" office:value="1046240" table:formula="of:=SUM([.B10:.B30])" table:style-name="ce9">
            <text:p><text:s/>1.046.240,00 kr.<text:s/></text:p>
          </table:table-cell>
          <table:table-cell table:number-columns-repeated="16382"/>
        </table:table-row>
        <table:table-row table:style-name="ro4">
          <table:table-cell table:number-columns-repeated="16384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4P0">
      <number:text> </number:text>
      <number:number number:decimal-places="2" number:min-integer-digits="1" number:grouping="true"/>
      <number:text> </number:text>
      <number:currency-symbol>kr.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kr.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kr.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Currency" style:family="table-cell" style:data-style-name="N34"/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/>
    <dc:creator/>
    <meta:creation-date>2015-06-05T18:17:20Z</meta:creation-date>
    <dc:date>2018-11-05T10:18:10Z</dc:date>
  </office:meta>
</office:document-meta>
</file>